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ucida Grande1" svg:font-family="'Lucida Grande'"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Grande2" svg:font-family="'Lucida Grande'"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P1" style:family="paragraph" style:parent-style-name="Contents_20_1">
      <style:paragraph-properties>
        <style:tab-stops>
          <style:tab-stop style:position="14.651cm" style:type="right" style:leader-style="dotted" style:leader-text="."/>
        </style:tab-stops>
      </style:paragraph-properties>
    </style:style>
    <style:style style:name="P2" style:family="paragraph" style:parent-style-name="Contents_20_2">
      <style:paragraph-properties>
        <style:tab-stops>
          <style:tab-stop style:position="15.15cm" style:type="right" style:leader-style="dotted" style:leader-text="."/>
          <style:tab-stop style:position="17.5cm" style:type="right" style:leader-style="dotted" style:leader-text="."/>
        </style:tab-stops>
      </style:paragraph-properties>
    </style:style>
    <style:style style:name="P3" style:family="paragraph" style:parent-style-name="Contents_20_2">
      <style:paragraph-properties>
        <style:tab-stops>
          <style:tab-stop style:position="15.649cm" style:type="right" style:leader-style="dotted" style:leader-text="."/>
          <style:tab-stop style:position="17.5cm" style:type="right" style:leader-style="dotted" style:leader-text="."/>
        </style:tab-stops>
      </style:paragraph-properties>
    </style:style>
    <style:style style:name="P4" style:family="paragraph" style:parent-style-name="Contents_20_2">
      <style:paragraph-properties>
        <style:tab-stops>
          <style:tab-stop style:position="14.651cm" style:type="right" style:leader-style="dotted" style:leader-text="."/>
        </style:tab-stops>
      </style:paragraph-properties>
    </style:style>
    <style:style style:name="P5" style:family="paragraph" style:parent-style-name="Contents_20_3">
      <style:paragraph-properties>
        <style:tab-stops>
          <style:tab-stop style:position="14.651cm" style:type="right" style:leader-style="dotted" style:leader-text="."/>
        </style:tab-stops>
      </style:paragraph-properties>
    </style:style>
    <style:style style:name="P6" style:family="paragraph" style:parent-style-name="Text_20_body">
      <style:paragraph-properties fo:margin-top="0cm" fo:margin-bottom="0.349cm"/>
    </style:style>
    <style:style style:name="P7" style:family="paragraph" style:parent-style-name="Text_20_body">
      <style:paragraph-properties fo:margin-left="0cm" fo:margin-right="0cm" fo:margin-top="0cm" fo:margin-bottom="0cm" fo:text-indent="0cm" style:auto-text-indent="false"/>
    </style:style>
    <style:style style:name="P8" style:family="paragraph" style:parent-style-name="Text_20_body" style:list-style-name="L1">
      <style:paragraph-properties fo:margin-top="0cm" fo:margin-bottom="0cm"/>
    </style:style>
    <style:style style:name="P9" style:family="paragraph" style:parent-style-name="Text_20_body" style:list-style-name="L2">
      <style:paragraph-properties fo:margin-top="0cm" fo:margin-bottom="0cm"/>
    </style:style>
    <style:style style:name="P10" style:family="paragraph" style:parent-style-name="Text_20_body" style:list-style-name="L3">
      <style:paragraph-properties fo:margin-top="0cm" fo:margin-bottom="0cm"/>
    </style:style>
    <style:style style:name="P11" style:family="paragraph" style:parent-style-name="Text_20_body" style:list-style-name="L4">
      <style:paragraph-properties fo:margin-top="0cm" fo:margin-bottom="0cm"/>
    </style:style>
    <style:style style:name="P12" style:family="paragraph" style:parent-style-name="Text_20_body" style:list-style-name="L5">
      <style:paragraph-properties fo:margin-top="0cm" fo:margin-bottom="0cm"/>
    </style:style>
    <style:style style:name="P13" style:family="paragraph" style:parent-style-name="Text_20_body" style:list-style-name="L6">
      <style:paragraph-properties fo:margin-top="0cm" fo:margin-bottom="0cm"/>
    </style:style>
    <style:style style:name="P14" style:family="paragraph" style:parent-style-name="Text_20_body" style:list-style-name="L7">
      <style:paragraph-properties fo:margin-top="0cm" fo:margin-bottom="0cm"/>
    </style:style>
    <style:style style:name="P15" style:family="paragraph" style:parent-style-name="Text_20_body" style:list-style-name="L8">
      <style:paragraph-properties fo:margin-top="0cm" fo:margin-bottom="0cm"/>
    </style:style>
    <style:style style:name="P16" style:family="paragraph" style:parent-style-name="Text_20_body" style:list-style-name="L9">
      <style:paragraph-properties fo:margin-top="0cm" fo:margin-bottom="0cm"/>
    </style:style>
    <style:style style:name="P17" style:family="paragraph" style:parent-style-name="Text_20_body" style:list-style-name="L10">
      <style:paragraph-properties fo:margin-top="0cm" fo:margin-bottom="0cm"/>
    </style:style>
    <style:style style:name="P18" style:family="paragraph" style:parent-style-name="Heading_20_2" style:list-style-name="WWNum1"/>
    <style:style style:name="P19" style:family="paragraph" style:parent-style-name="Heading_20_2" style:list-style-name="WWNum1">
      <style:paragraph-properties fo:margin-top="0cm" fo:margin-bottom="0.349cm"/>
    </style:style>
    <style:style style:name="P20" style:family="paragraph" style:parent-style-name="Heading_20_1" style:list-style-name="WWNum1"/>
    <style:style style:name="P21" style:family="paragraph" style:parent-style-name="Heading_20_3" style:list-style-name="WWNum1"/>
    <style:style style:name="P22" style:family="paragraph" style:parent-style-name="Contents_20_1" style:master-page-name="Standard">
      <style:paragraph-properties style:page-number="auto">
        <style:tab-stops>
          <style:tab-stop style:position="14.651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Prozessbeschreibung<text:tab/>1</text:p>
          <text:p text:style-name="P4">Rollen<text:tab/>1</text:p>
          <text:p text:style-name="P4">Meetings<text:tab/>1</text:p>
          <text:p text:style-name="P4">Artefakte<text:tab/>1</text:p>
          <text:p text:style-name="P4">Technologien<text:tab/>1</text:p>
          <text:p text:style-name="P4">Anpassungen<text:tab/>1</text:p>
          <text:p text:style-name="P1">Projektverlauf<text:tab/>2</text:p>
          <text:p text:style-name="P1">Retrospektive<text:tab/>8</text:p>
          <text:p text:style-name="P4">Prozessbewertung<text:tab/>8</text:p>
          <text:p text:style-name="P4">Anpassung 1<text:tab/>9</text:p>
          <text:p text:style-name="P4">Anpassung 2<text:tab/>9</text:p>
          <text:p text:style-name="P4">Anpassung n<text:tab/>9</text:p>
          <text:p text:style-name="P4">Fazit<text:tab/>9</text:p>
          <text:p text:style-name="P5">Teilnehmer 1<text:tab/>9</text:p>
          <text:p text:style-name="P5">Teilnehmer 2<text:tab/>9</text:p>
          <text:p text:style-name="P5">Teilnehmer n<text:tab/>9</text:p>
          <text:p text:style-name="P1">Softwareprodukt<text:tab/>10</text:p>
          <text:p text:style-name="P4">Einleitung<text:tab/>10</text:p>
          <text:p text:style-name="P4">Use Cases<text:tab/>11</text:p>
          <text:p text:style-name="P4">Architektur<text:tab/>17</text:p>
          <text:p text:style-name="P4">Technologien<text:tab/>18</text:p>
          <text:p text:style-name="P4">Fazit<text:tab/>18</text:p>
          <text:p text:style-name="P1">Anhang<text:tab/>18</text:p>
          <text:p text:style-name="P4">Tagebuch Teilnehmer 1<text:tab/>18</text:p>
          <text:p text:style-name="P4">Tagebuch Teilnehmer 2<text:tab/>18</text:p>
          <text:p text:style-name="P4">Tagebuch Teilnehmer n<text:tab/>18</text:p>
        </text:index-body>
      </text:table-of-content>
      <text:p text:style-name="P2"/>
      <text:section text:style-name="Sect1" text:name="TextSection">
        <text:p text:style-name="P3"/>
      </text:section>
      <text:section text:style-name="Sect1" text:name="Bereich1">
        <text:list xml:id="list594887939" text:style-name="WWNum1">
          <text:list-item>
            <text:h text:style-name="P20" text:outline-level="1"/>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540180336" text:continue-numbering="true" text:style-name="WWNum1">
          <text:list-item>
            <text:h text:style-name="P20" text:outline-level="1"><text:soft-page-break/>Retrospektive</text:h>
          </text:list-item>
        </text:list>
        <text:p text:style-name="Standard">Beschreiben Sie Rückblickend Ihren Prozess und die Auswirkung die der Prozess auf das Projekt und den Projekterfolg hatte.</text:p>
        <text:list xml:id="list794471595" text:continue-numbering="true" text:style-name="WWNum1">
          <text:list-item>
            <text:list>
              <text:list-item>
                <text:h text:style-name="P18" text:outline-level="2"><text:bookmark text:name="_Toc181938871"/><text:bookmark text:name="_Toc181943033"/>Prozessbewertung</text:h>
              </text:list-item>
            </text:list>
          </text:list-item>
        </text:list>
        <text:p text:style-name="Standard"/>
        <text:p text:style-name="Standard">Das vorgestellte Projekt wurde von dem Team, bestehend aus vier Personen, mittels eines agilen Vorgehensmodells abgewickelt. Agilität wird durch eine flexible Vorgehensweise und Dynamik umschrieben und eignet sich bei wechselnden Anforderungen, wie es bei der Software Entwicklung der Fall ist, sehr gut. Außerdem sollte der Prozess sehr ergebnisorientiert ausgelegt werden, um der Definition der Agilität gerecht zu werden. </text:p>
        <text:p text:style-name="Standard">Selbst im Verlauf dieses relativ kleinen Projektes konnte das Team diese angeführten Eigenschaften erkennen und dadurch auf wechselnde Anforderungen recht schnell einstellen. Des Weiteren konnte das Team auch sehr viel eigene Initiative bei Veränderungen zeigen, wodurch eine nicht unerhebliche Menge an Verbesserungen in das schlussendliche Produkt einflossen. Nachteile konnten im Bezug auf die Eigenschaft der Agilität keine erkannt werden.</text:p>
        <text:p text:style-name="Standard">Die Punkte des agilen Manifestes, welche die Grundlage für jeden agilen Entwicklungsprozess bilden, konnte in den Phase des Projektverlaufs einmal mehr und an anderer Stelle etwas geringer erkannt werden. Vor allem der Grundsatz, dass der Mensch wichtiger ist als die einzelnen Prozesse kam vermehrt zur Anwendung.Beispielsweise mussten im Verlauf des Projektes einige Methoden, Technologien oder sogar Teile des Entwicklungsprozess von den Teammitgliedern geforderten Anpassungen unterzogen werden, was sich in der Folge als positiv auswirkte. Eine weiteres Merkmal unseres Entwicklungsprozesses sind die lauffähigen Systeme. Dieser tiefgreifende Punkt beeinflusste den gesamten Projektverlauf grundlegend in Planung und Ausführung. Die Planung wurde durch die Anforderung eines funktionsfähigen Systems etwas erschwert. Besonders die ersten Phasen der Entwicklung wurde dadurch mit viel Arbeit belastet, wogegen am Ende des Projektes kaum noch Aufgaben zu erledigen waren. Die gewonnen Zeit konnte allerdings durch weiteres Fehlerkorrigieren genutzt werden. Weitere Zeit konnte im Projekt auch durch das nächste Merkmal gewonnen werden: keine umfassenden Dokumentation. Das Team, welches ansonsten häufig in seinen akademischen Projekten unter der Dokumentationslast leidet, freute sich wiederholt, dass man sich auf die Programmierung konzentrieren konnte. Durch eine saubere Architektur und die gute Kommunikation innerhalb des Teams behielten die Mitglieder einen guten überblick über das Projekt. "Reagieren ist wichtiger als den Plan befolgen" ist einer der wichtigsten Grundsätze bei agilen Vorgehensmodelle. Dabei werden die Spontanität und die Kreativität des Projektteams auf die Probe gestellt. Dies war auch bei unserem kleinen Projekt der Fall als Anforderungen geändert oder neue Funktionen gefordert wurden. Allerdings konnte dies vom Team und auch vom Prozess gut aufgenommen werden und das Projekt konnte erfolgreich zum Abschluss gebracht werden. Weitere Merkmale von agilen Entwicklungsmethoden wie "enger Kundenkontakt" oder "keine umfassenden Verträge" kamen bei unserem Projekt nicht zum tragen, da der Kunde durch die LVA-Leitung dargestellt wurde und daher ein reger Kontakt nicht immer möglich war.</text:p>
        <text:p text:style-name="Standard">Diese angeführten Merkmale werden vollständig durch den Entwicklungsprozess SCRUM, der auch in unserem Projekt angewandt wurde, erfüllt. Abgerundet werden die Merkmale von SCRUM durch die spezifischen Eigenschaften der "kurzen Iterationen" und "Team hat Freiheiten beim erreichen der Ziele", welche auch in unserem Projekt zum tragen kamen. </text:p>
        <text:p text:style-name="Standard">In den folgenden Abschnitten werden kurz einige Anpassungen des Prozesses erläutert, welche im Lauf des Projektes vorgenommen wurden.</text:p>
        <text:list xml:id="list382225500" text:continue-numbering="true" text:style-name="WWNum1">
          <text:list-item>
            <text:list>
              <text:list-item>
                <text:h text:style-name="P18" text:outline-level="2"><text:bookmark text:name="_Toc181938872"/><text:bookmark text:name="_Toc181943034"/><text:soft-page-break/>Anpassung 1 – Daily Scrum wird nicht abgehalten</text:h>
              </text:list-item>
            </text:list>
          </text:list-item>
        </text:list>
        <text:p text:style-name="Standard"/>
        <text:p text:style-name="Standard">Die erste Anpassung wurde bereits beim ersten Meeting des Teams von einigen Teammitgliedern vorgeschlagen, das Daily Scrum nicht abzuhalten, da der Nutzen in diesem kleinen Projekt als beschränkt eingeschätzt wurde und aufgrund der Größe von Projekt und Team eine indirekte Kommunikation bei Problemen als ausreichend erachtet wurde. Dazu gab es zu nächst einige Einwände, wie was bei Problemen oder Unklarheiten im Sprint gemacht werden soll. Doch nach einiger Diskussion konnten alle Befürchtungen ausgeräumt werden.. So wurden Problemen im Verlauf eines Sprints in der ersten Phase mittels Email-Verkehr, später dann anhand der Kommentare von Issues in Github gelöst.</text:p>
        <text:p text:style-name="Standard">Da alle Teammitglieder sehr gewissenhaft diese Anfragen schnell und präzise beantworteten, kam es zu keinerlei Verzögerungen. Der Wegfall der Daily Scrums konnte gut kompensiert werden, wodurch keine neue terminliche Belastung der Teammitglieder bestand.</text:p>
        <text:p text:style-name="Standard"/>
        <text:list xml:id="list1691835704" text:continue-numbering="true" text:style-name="WWNum1">
          <text:list-item>
            <text:list>
              <text:list-item>
                <text:h text:style-name="P18" text:outline-level="2"><text:bookmark text:name="_Toc181938873"/><text:bookmark text:name="_Toc181943035"/>Anpassung 2 - Rollen Kunde, Benutzer und Management werden vernachlässigt</text:h>
              </text:list-item>
            </text:list>
          </text:list-item>
        </text:list>
        <text:p text:style-name="Text_20_body"/>
        <text:p text:style-name="P6">Eine weitere Anpassung, die Vernachlässigung von Management-, Benutzer- und Kunde-Rolle, wurde ebenfalls am Beginn des Projektes festgelegt. Alle drei Rolle gehören ohnehin nicht direkt zum Scrum-Team und werden trotzdem oft als Rollen mit eigenen Aufgaben in diesem Vorgehensmodell erwähnt. So ist das Management für die Bereitstellung der Rahmenbedingungen zuständig, was in unserem Fall teils durch die LVA-Leitung, teils durch das Team selbst veranlasst wurde und somit kein Problem darstellte.</text:p>
        <text:p text:style-name="P6">Der Benutzer soll im eigentlichen Scrum-Prozess das Produkt aus seiner Sicht beurteilen. Für die Hotelsoftware, die in unserem Projekt erzeugt wurde, konnte allerdings kein Kunde angefragt werden. Die Definition dieser Rolle und deren Simulation hätte, unserer Meinung nach, sehr viel Zeit in Anspruch genommen und dabei keinen nennenswerten Nutzen mit sich gezogen.</text:p>
        <text:p text:style-name="P6">Der Kunde stellt bei Scrum normalerweise eine sehr wichtige Rolle dar, da er in regen Kontakt mit dem Product Owner steht und so seine Anforderungen in das Projekt einfliessen lassen kann. Den Kunde stellte in unserem Fall die LVA-Leitung dar, welche anfangs die Anforderungen an das System formulierte. Allerdings konnte kein reger Kontakt im Umfeld der Universität aufgebaut werden, wodurch der Product Owner einen Teil des Kunden simulierte und dadurch einige Aspekte dieser Rolle in das Projekt einarbeitete. Ein explizite Erwähnung oder Definition der Kunde-Rolle wurde allerdings nicht beachtet, wodurch auch keine nennenswerten Nachteile entstanden.</text:p>
        <text:p text:style-name="P6"/>
        <text:list xml:id="list603152582" text:continue-numbering="true" text:style-name="WWNum1">
          <text:list-item>
            <text:list>
              <text:list-item>
                <text:h text:style-name="P18" text:outline-level="2"><text:bookmark text:name="_Toc181938874"/><text:bookmark text:name="_Toc181943036"/>Anpassung 3 – Jeder ist Entwickler</text:h>
              </text:list-item>
            </text:list>
          </text:list-item>
        </text:list>
        <text:p text:style-name="Text_20_body"/>
        <text:p text:style-name="P6">Eine der ersten Entscheidungen im Projektverlauf war die Aufteilung der Rolle unter den Teammitgliedern. Da sich einige Teammitglieder möglichst wenig mit der Dokumentation befassen wollten und einer bereits etwas mehr Erfahrung mit Scrum hatte, waren die Rollen </text:p>
        <text:p text:style-name="P6">schnell verteilt. Bei der Verteilung der Aufgaben wurde schon etwas länger diskutiert, da ja der Grundsatz der Gleichverteilung von Arbeit gelten sollte. So kam es, dass <text:soft-page-break/>beschlossen wurde dem Scrummaster und Product Owner zusätzlich als Entwickler einzubeziehen, da ihre Aufgaben dem Team doch etwas begrenzt schienen. Scrummaster und Product Owner haben somit im Projektverlauf zwar hautsächlich die Aufgaben ihren Rollen entsprechend übernommen, wurde aber kontinuierlich in die Entwicklungsarbeiten einbezogen. </text:p>
        <text:p text:style-name="P6">Daraus konnten im Verlauf des Projektes keine <text:s/>negativen Aspekte abgeleitet werden, sondern im Gegenteil ergaben sich dadurch einige Vorteile. So hatten das gesamte Team einen sehr genauen Überblick über den Projektstand und etwaige Probleme. Außerdem <text:s/>bedarf es bei den Meetings keinen ausschweifenden Erklärungen bei Problemen oder Änderungen, was dazu führte, dass diese recht zügig und unkompliziert von Statten gingen.</text:p>
        <text:p text:style-name="P6"/>
        <text:list xml:id="list1814077215" text:continue-numbering="true" text:style-name="WWNum1">
          <text:list-item>
            <text:list>
              <text:list-item>
                <text:h text:style-name="P19" text:outline-level="2">Anpassung 4 – Ein großes Meeting</text:h>
              </text:list-item>
            </text:list>
          </text:list-item>
        </text:list>
        <text:p text:style-name="P6">Die Anpassung 4 entwickelte sich im Laufe des Projektes immer weiter, so wurde zu Beginn lediglich Entschieden, dass es 2 Meeting in der Woche geben sollte. Das Team erachtete diese Maßnahme auf Grund der Anpassung 3 - Jeder ist Entwickler als gerechtfertigt. Allerdings kam es bereits in der ersten Woche zu erheblichen Problemen, da es im Studentenleben nahezu unmöglich war 2 Treffen innerhalb einer Woche zu organisieren. Wodurch schlussendlich die Entscheidung getroffen wurde, nur einen Termin pro Woche zu planen und bei diesem Treffen alle 4 Scrum-Meetings Sprint Planning 1, Sprint Planning 2, Review und Retrospektive abzuhalten. Aufgrund einer guten Atmosphäre im Team, einer strikten Meeting-Durchführung und detaillierten Protokollierung kam es dabei zu keinerlei Problemen. Der Overhead des Projektes konnte damit erneut reduziert werden.</text:p>
        <text:p text:style-name="P6"/>
        <text:list xml:id="list2121861427" text:continue-numbering="true" text:style-name="WWNum1">
          <text:list-item>
            <text:list>
              <text:list-item>
                <text:h text:style-name="P19" text:outline-level="2">Anpassung 5 – Optimierung der Artefakte</text:h>
              </text:list-item>
            </text:list>
          </text:list-item>
        </text:list>
        <text:p text:style-name="P6">Die Dokumentation in Scrum fällt deutlich geringer aus als bei anderen Entwicklungsprozessen, trotzdem können auch hier einige Hindernisse entstehen. Am Beginn des Projektes hat sich jedes Mitglied um seine Aufgabe gekümmert, dabei kam es dazu, dass für die Erstellung der Artefakte unterschiedlichste Technologien gewählt wurden. Außerdem wurden alle Artefakte, welche in Scrum gefordert wurden berücksichtigt, was sich schnell als Fehler erwies. Product Backlog wurde in Latex verfasst, wogegen Sprint Backlog, Burndown-Charts, Impediment Backlog und Definition of Done in Excel erarbeitet wurden. </text:p>
        <text:p text:style-name="P6">Das Aktualisieren der Artefakte stellte sich schnell als äußerst zeitintensiv heraus, wodurch zunächst die Burndown-Charts sowie der Impediment Backlog aus dem Prozess entfernt wurden, da sie nur wenig Nutzen brachten. Als nächsten Schritt wurden die Artefakte durch eine Technologie erfasst. Github bot dazu die nötigen Funktionen, so wurde der Product Backlog im Wiki von Github eingebettet und der Sprint Backlog und Definition of Done konnte durch die Issues realisiert werden. Als weiterer Bonus wurde dadurch die Kommunikation vereinfacht, da diese nahezu komplett von Github übernommen werden konnte.</text:p>
        <text:p text:style-name="P6"/>
        <text:list xml:id="list1763006888" text:continue-numbering="true" text:style-name="WWNum1">
          <text:list-item>
            <text:list>
              <text:list-item>
                <text:h text:style-name="P18" text:outline-level="2"><text:bookmark text:name="_Toc181938875"/><text:bookmark text:name="_Toc181943037"/>Fazit</text:h>
              </text:list-item>
            </text:list>
          </text:list-item>
        </text:list>
        <text:p text:style-name="Text_20_body"/>
        <text:p text:style-name="Standard">Scrum hat sich als Entwicklungsprozess hervorragend für unser kleines Projekt geeignet. Die mitgebrachten Eigenschaften haben sich großteils in der Praxis bewährt und durchaus einen positiven Effekt auf das Endprodukt ausgeübt. Durch kleinere <text:soft-page-break/>Änderungen konnte der Prozess präzise an die vorgegeben Anforderungen und somit an das Projekt angepasst werden, wodurch die Effizienz des Vorgehensmodells deutlich erhöht werden konnte.</text:p>
        <text:p text:style-name="Standard">In den folgenden Abschnitte zeihen die einzelnen Teammitglieder ein persönliches Fazit über den Projektverlauf mit besonderem Augenmerk auf den Entwicklungsprozess und dessen Anpassung.</text:p>
        <text:p text:style-name="Standard"/>
        <text:list xml:id="list628850691" text:continue-numbering="true" text:style-name="WWNum1">
          <text:list-item>
            <text:list>
              <text:list-item>
                <text:list>
                  <text:list-item>
                    <text:h text:style-name="P21" text:outline-level="3"><text:bookmark text:name="_Toc181938876"/><text:bookmark text:name="_Toc181943038"/>Teilnehmer 1 – Alexander als Entwickler</text:h>
                  </text:list-item>
                </text:list>
              </text:list-item>
            </text:list>
          </text:list-item>
        </text:list>
        <text:p text:style-name="P6"/>
        <text:p text:style-name="P6">Als Entwickler konnte ich Scrum sehr viel positives abgewinnen, da ich in meinen Aufgaben einen hohen Grad an Freiheit empfand. Außerdem konnten wir durch die unterschiedlichsten Anpassung den die einzelnen Arbeiten etwas erleichtern.</text:p>
        <text:p text:style-name="P6">Als negativ empfand ich die vielen Meetings am Anfang des Projektes, welche wir allerdings schnell reduzieren konnten.</text:p>
        <text:p text:style-name="P6"/>
        <text:list xml:id="list2077982131" text:continue-numbering="true" text:style-name="WWNum1">
          <text:list-item>
            <text:list>
              <text:list-item>
                <text:list>
                  <text:list-item>
                    <text:h text:style-name="P21" text:outline-level="3"><text:bookmark text:name="_Toc181938877"/><text:bookmark text:name="_Toc181943039"/>Teilnehmer 2 – Thomas als Entwickler</text:h>
                  </text:list-item>
                </text:list>
              </text:list-item>
            </text:list>
          </text:list-item>
        </text:list>
        <text:p text:style-name="P6"/>
        <text:p text:style-name="P6">Der Prozess selber hat sich anfangs nur bedingt für unser konkretes Projekt geeignet, da sich im universitären Umfeld abspielte. Allerdings kann ich mir sehr gut vorstellen, dass es sich im Projektalltag der einzelnen Unternehmen deutlich besser eignen würde. Vor allem die Agilität und das aufkommende Teamgefühl könnten sich sehr positiv auf einige Projekte auswirken.</text:p>
        <text:p text:style-name="P6">Im konkreten Fall konnten wir durch einige Anpassungen des Entwicklungsprozessen das Projekt schlussendlich zum Erfolg bringen.</text:p>
        <text:p text:style-name="P6"/>
        <text:list xml:id="list870569937" text:continue-numbering="true" text:style-name="WWNum1">
          <text:list-item>
            <text:list>
              <text:list-item>
                <text:list>
                  <text:list-item>
                    <text:h text:style-name="P21" text:outline-level="3"><text:bookmark text:name="_Toc181938878"/><text:bookmark text:name="_Toc181943040"/>Teilnehmer 3 – Stefan als Scrum Master</text:h>
                  </text:list-item>
                </text:list>
              </text:list-item>
            </text:list>
          </text:list-item>
        </text:list>
        <text:p text:style-name="P6"/>
        <text:p text:style-name="P6">Anfangs habe ich den anfallenden Koordinationsaufwand mit Meetings und Artefakten etwas unterschätzt, da Scrum als leichtgewichtiger Entwicklungsprozess gilt. Dies konnten wir durch einige Anpassung recht zügig in den Griff bekommen. Schlussendlich können wir mit dem Projektverlauf recht zufrieden sein, besonders das Gefühl im Team etwas zu erreichen zog sich durch das gesamte Projekt, was ich unter anderem als positive Erfahrung aus dem Projekt mitnehme.</text:p>
        <text:p text:style-name="P6"/>
        <text:list xml:id="list1614289529" text:continue-numbering="true" text:style-name="WWNum1">
          <text:list-item>
            <text:list>
              <text:list-item>
                <text:list>
                  <text:list-item>
                    <text:h text:style-name="P21" text:outline-level="3">Teilnehmer 4 – Martin als Product Owner</text:h>
                  </text:list-item>
                </text:list>
              </text:list-item>
            </text:list>
          </text:list-item>
        </text:list>
        <text:p text:style-name="P6"/>
        <text:p text:style-name="P6">Die Rolle des Projekt Owners war neu für mich, deshalb fand ich es etwas schade, dass ich diese nicht vollständig ausleben konnte, da der Kontakt mit dem Kunde nicht vorhanden war. Dies stellt allerdings die Hauptaufgabe der Rolle dar. Ansonsten konnten wir die Vorteile des Entwicklungsprozesses Scrum detailliert kennen lernen. Besonders die Anpassungsfähigkeit von Scrum hat mich überrascht und hat sich des weiteren äußerst positiv auf das Projekt ausgewirkt.</text:p>
        <text:p text:style-name="Standard"><text:s/></text:p>
        <text:list xml:id="list807163086" text:continue-numbering="true" text:style-name="WWNum1">
          <text:list-item>
            <text:h text:style-name="P20" text:outline-level="1"><text:bookmark text:name="_Toc181943047"/><text:bookmark text:name="_Toc181938885"/><text:soft-page-break/>Anhang</text:h>
          </text:list-item>
        </text:list>
        <text:p text:style-name="Standard">Zusätzliche Dokumente und Informationen.</text:p>
        <text:list xml:id="list1087233684" text:continue-numbering="true" text:style-name="WWNum1">
          <text:list-item>
            <text:list>
              <text:list-item>
                <text:h text:style-name="P18" text:outline-level="2"><text:bookmark text:name="_Toc181943048"/>Tagebuch Martin Wieser</text:h>
              </text:list-item>
            </text:list>
          </text:list-item>
        </text:list>
        <text:p text:style-name="Text_20_body"/>
        <text:p text:style-name="Text_20_body"/>
        <text:h text:style-name="Heading_20_4" text:outline-level="4">Meeting - 04.11.11</text:h>
        <text:p text:style-name="P7">Heute gab es das erste Meeting um 12:00 uhr. Es wurde schon viel geklärt:</text:p>
        <text:list xml:id="list2150042930" text:style-name="L1">
          <text:list-item>
            <text:p text:style-name="P8">repo: github</text:p>
          </text:list-item>
          <text:list-item>
            <text:p text:style-name="P8">docu: latex (texworks)</text:p>
          </text:list-item>
          <text:list-item>
            <text:p text:style-name="P8">sprache: java</text:p>
          </text:list-item>
          <text:list-item>
            <text:p text:style-name="P8">datenbank: hsqldb</text:p>
          </text:list-item>
          <text:list-item>
            <text:p text:style-name="P8">gui: swing</text:p>
          </text:list-item>
        </text:list>
        <text:p text:style-name="P7"/>
        <text:p text:style-name="P7">und Aufgaben verteilt:</text:p>
        <text:p text:style-name="P7">Rollen:</text:p>
        <text:list xml:id="list2031040175" text:style-name="L2">
          <text:list-item>
            <text:p text:style-name="P9">SM - Stefan</text:p>
          </text:list-item>
          <text:list-item>
            <text:p text:style-name="P9">PO - Martin</text:p>
          </text:list-item>
          <text:list-item>
            <text:p text:style-name="P9">Team - Ale, Thomas</text:p>
          </text:list-item>
        </text:list>
        <text:p text:style-name="P7">TODO:</text:p>
        <text:list xml:id="list1235484547" text:style-name="L3">
          <text:list-item>
            <text:p text:style-name="P10">alle: SCRUM vertraut machen, besonders mit seiner Rolle</text:p>
          </text:list-item>
          <text:list-item>
            <text:p text:style-name="P10">2-3 Userstories schreiben</text:p>
          </text:list-item>
        </text:list>
        <text:list xml:id="list529937173" text:style-name="L4">
          <text:list-item>
            <text:p text:style-name="P11">persönliches tagebuch schreiben</text:p>
          </text:list-item>
        </text:list>
        <text:list xml:id="list784801189" text:style-name="L5">
          <text:list-item>
            <text:p text:style-name="P12">Thomas &amp; Ale: Projekt einrichten, libs, entwurf für architektur</text:p>
          </text:list-item>
          <text:list-item>
            <text:p text:style-name="P12">Stefan: Report (wie soll er ausschauen?), nächste Meeting organisieren</text:p>
          </text:list-item>
          <text:list-item>
            <text:p text:style-name="P12">Martin: Github einrichten, Latex template</text:p>
          </text:list-item>
        </text:list>
        <text:p text:style-name="P7"/>
        <text:p text:style-name="P7">Ich denke die Aufgaben sind alle leicht schaffbar. Das Team ist noch sehr motiviert</text:p>
        <text:p text:style-name="P7">und ich sehe noch keine Probleme.</text:p>
        <text:p text:style-name="P7"/>
        <text:h text:style-name="Heading_20_4" text:outline-level="4">Initialisierung - 05.11.11</text:h>
        <text:p text:style-name="P7">Habe heute meine Aufgaben zum größten Teil bereits erledigt. Werde mich in den nächsten Tagen weiter mit meiner Rolle im Projekt vertraut machen. Nächstes Gruppenmeeting wurde auf Freitag festgelegt. Bis dahin ist noch viel Zeit und die Aufgaben sind leicht schaffbar.</text:p>
        <text:p text:style-name="P7"/>
        <text:h text:style-name="Heading_20_4" text:outline-level="4">Zweites Meeting - 11.11.11</text:h>
        <text:p text:style-name="P7">Zunächst wurde von jedem Mitglied Bericht über die vergangene Woche erstattet.</text:p>
        <text:p text:style-name="P7">Daraus resultierte, dass alle Aufgaben erledigt wurden.</text:p>
        <text:p text:style-name="P7">Anschließend wurde eine neue Technologie für die GUI-Erstellung vorgeschlagen und angenommen.</text:p>
        <text:p text:style-name="P7">Im SP1 wurden nachher vom PO einige Userstories erklärt und der SM und das Team haben einige Userstories in den Sprint 1 übernommen:</text:p>
        <text:list xml:id="list1944484990" text:style-name="L6">
          <text:list-item>
            <text:p text:style-name="P13">Kunde anlegen</text:p>
          </text:list-item>
          <text:list-item>
            <text:p text:style-name="P13">Zimmer anlegen</text:p>
          </text:list-item>
          <text:list-item>
            <text:p text:style-name="P13">Reservierung vornehmen</text:p>
          </text:list-item>
          <text:list-item>
            <text:p text:style-name="P13">Daten löschen</text:p>
          </text:list-item>
          <text:list-item>
            <text:p text:style-name="P13"><text:soft-page-break/>Daten bearbeiten</text:p>
          </text:list-item>
        </text:list>
        <text:p text:style-name="P7"/>
        <text:p text:style-name="P7">wobei die Aufgabe folgend verteilt wurden:</text:p>
        <text:list xml:id="list1956938218" text:style-name="L7">
          <text:list-item>
            <text:p text:style-name="P14">Thomas: Grundstruktur aufbauen + CRUD für Kunde</text:p>
          </text:list-item>
          <text:list-item>
            <text:p text:style-name="P14">Stefan: Sprint Backlog + BDS</text:p>
          </text:list-item>
          <text:list-item>
            <text:p text:style-name="P14">Ale: CRUD für Reservierung</text:p>
          </text:list-item>
          <text:list-item>
            <text:p text:style-name="P14">Martin: Product Backlog anpassen + CRUD für Zimmer</text:p>
          </text:list-item>
        </text:list>
        <text:p text:style-name="P7"/>
        <text:p text:style-name="P7">Das Projekt nimmt schön langsam gute Züge an, sollten alle Aufgaben bis zum Ende des Sprints (nächsten Freitag) erledigt sein. Sind wir auf einem sehr guten Weg. Die Architektur des Teams ist sehr vielversprechend. Die eingebundenen Framework werden uns viel Arbeit ersparen.</text:p>
        <text:p text:style-name="P7"/>
        <text:h text:style-name="Heading_20_4" text:outline-level="4">Anpassung Product Backlog - 12.11.11</text:h>
        <text:p text:style-name="P7">Den Product Backlog habe ich um die besprochenen Userstories erweitert. Der PB schwellt so weiter an und das wird immer mehr werden. Ich muss darauf achten, dass das Team sich nicht übernimmt und nicht in Details verrennt.</text:p>
        <text:p text:style-name="P7"/>
        <text:h text:style-name="Heading_20_4" text:outline-level="4">Erstes Programmieren - 15.11.11</text:h>
        <text:p text:style-name="P7">Das gesamte Team geht mit richtig Schwung an die Sache. Es wurde der Sprint Backlog fertig gestellt, ein Konzept für das Testen vorgeschlagen, ein Template für GUI und DAO aufgesetzt. Außerdem wurde bereits ein Datenbank eingerichtet sowie Kunden und Zimmer darin erfasst. Windows Builder Pro, ein neues Tool, hängt sich hin und wieder auf, aber funktioniert ansonsten recht gut. Vorallem spart man sich die ganze Schreiberei bei der GUI. Ich sehe für diesen Sprint und für das gesamte Projekt keinerlei Probleme, im Gegenteil, es scheint als wären wir zu schnell.</text:p>
        <text:p text:style-name="P7"/>
        <text:h text:style-name="Heading_20_4" text:outline-level="4">Drittes Meeting - 18.11.11</text:h>
        <text:p text:style-name="P7">Beim Meeting wurde zunächst die Aufgaben der letzten Woche besprochen und der erste Sprint abgenommen. Anschließend wurde folgende Aufgabe verteilt:</text:p>
        <text:list xml:id="list636904308" text:style-name="L8">
          <text:list-item>
            <text:p text:style-name="P15">Stefan: GUI, Template für Testfälle + Bugliste, Funktionale Tests für Kunde</text:p>
          </text:list-item>
          <text:list-item>
            <text:p text:style-name="P15">Alexander: Neue Tabelle =&gt; mehrere Zimmer reservieren, Auslagern der Logik</text:p>
          </text:list-item>
          <text:list-item>
            <text:p text:style-name="P15">Thomas: Unittests für Logik, Funktionale Tests für Reservierung + Zimmer</text:p>
          </text:list-item>
          <text:list-item>
            <text:p text:style-name="P15">Martin: Product Backlog adaptieren</text:p>
          </text:list-item>
        </text:list>
        <text:p text:style-name="P7"/>
        <text:p text:style-name="P7">Die Tests aus Sprint 1 sind noch offen, trotzdem war die Bestandteile stabil und konnten abgenommen werden. Zukünftig werden Tests erstellt. J-Unit und Funktionale.</text:p>
        <text:p text:style-name="P7">Das Projekt schreitet sehr schnell voran. Der zweite Sprint ist geprägt von Überarbeitung der GUI sowie Testanpassung. Trotzdem sind auch Fortschritte geplant. </text:p>
        <text:p text:style-name="P7"/>
        <text:h text:style-name="Heading_20_4" text:outline-level="4">Tests - 22.11.11</text:h>
        <text:p text:style-name="P7">Zur Zeit ist etwas der Schwung raus. Nach anfänglicher Euphorie geht es nun etwas langsamer voran, da einige Bugs aufgetreten sind. Die Behebung dieser Fehler wird im nächsten Sprint viel Zeit in Anspruch nehmen. Außerdem müssen wir die Test ausbauen, damit wir Fehler schneller erkennen und dadurch nicht mehr derartig viel nacharbeiten müssen.</text:p>
        <text:p text:style-name="P7"/>
        <text:h text:style-name="Heading_20_4" text:outline-level="4"><text:soft-page-break/>Viertes Meeting - 25.11.11</text:h>
        <text:p text:style-name="P7">Nach der Besprechung der vergangenen Wochen liegen einige offene Baustellen vor uns. Diese werden neu verteilt:</text:p>
        <text:list xml:id="list384679943" text:style-name="L9">
          <text:list-item>
            <text:p text:style-name="P16">Stefan: GUI, Reservierung stornieren</text:p>
          </text:list-item>
          <text:list-item>
            <text:p text:style-name="P16">Alexander: Logik</text:p>
          </text:list-item>
          <text:list-item>
            <text:p text:style-name="P16">Thomas: Rechnung erstellen, Frühzeitige Abreise</text:p>
          </text:list-item>
          <text:list-item>
            <text:p text:style-name="P16">Martin: Unittests für Logik, Funktionale Tests für Reservierung + Zimmer</text:p>
          </text:list-item>
        </text:list>
        <text:p text:style-name="P7"/>
        <text:p text:style-name="P7">Hoffentlich verläuft der kommende Sprint zügiger und sauberer durch. Sollte dies allerdings der Fall sein, schauen wir in eine rosige Zukunft.</text:p>
        <text:p text:style-name="P7"/>
        <text:h text:style-name="Heading_20_4" text:outline-level="4">Testen - 28.11.11</text:h>
        <text:p text:style-name="P7">Wollte heute meine Tests einfügen, allerdings fehlen einige libs, was eine kleine Verzögerung mit sich bringt. Ärgerlich...</text:p>
        <text:p text:style-name="P7"/>
        <text:h text:style-name="Heading_20_4" text:outline-level="4">Testen - 29.11.11</text:h>
        <text:p text:style-name="P7">Nach einer kurzen Email wurden alle Mängel schnell behoben. Die Test konnte ich dann zügig durchführen und einige Fehler erkennen, welche ich teils selber ausbessern konnte. Andere Bugs habe ich an die jeweiligen Ersteller gesendet.</text:p>
        <text:p text:style-name="P7">Werden die erkannten Fehler behoben, liegt vor uns eine äußerst stabile Software. Durch die eingeführten Tests wurde auf jeden Fall die Qualität deutlich gesteigert.</text:p>
        <text:p text:style-name="P7"/>
        <text:h text:style-name="Heading_20_4" text:outline-level="4">Meeting -02.12.11</text:h>
        <text:p text:style-name="P7">Zunächst hat jeder seine bisherige Arbeit kurz beschrieben, wobei einige Arbeiten durch andere blockiert wurde. Außerdem wurde die doppelte Buchführung von Bugs bemängelt.</text:p>
        <text:p text:style-name="P7">Dadurch wurde beschlossen von nun an alle Aufgabe und Bugs im GitHub zu dokumentieren.</text:p>
        <text:p text:style-name="P7">Dies soll schnelleres Arbeiten auf Grund der schnelleren Kommunikation ermöglichen.</text:p>
        <text:p text:style-name="P7">Für die kommende Woche wurde alle Issues in GitHub eingetragen und verteilt. Somit werden einige Bugs ausgebessert die Rechnungen vervollständigt und die GUI sowie DAO überarbeitet.</text:p>
        <text:p text:style-name="P7"/>
        <text:h text:style-name="Heading_20_4" text:outline-level="4">DAO - 06.12.11</text:h>
        <text:p text:style-name="P7">Durch die ausschließliche Doku in Github wird die Arbeit deutlich leichter. Die zugewiesenen Issues werden abgearbeitet und geschlossen. Den Rest (Emails versenden, ...) erledigt das System.</text:p>
        <text:p text:style-name="P7">Die DAO konnte ohne Probleme erweitert werden, sobald die ``Zauberei'' von Hibernate verstanden wurde.</text:p>
        <text:p text:style-name="P7"/>
        <text:h text:style-name="Heading_20_4" text:outline-level="4">Meeting -09.12.11</text:h>
        <text:p text:style-name="P7">Die geforderten Aufgaben wurde vollständig erfüllt und das System ist lauffähig. Das Team ist weiterhin sehr zuversichtlich. Die Änderungen bezüglich der Dokumentation haben sich positiv ausgewirkt, wodurch die Arbeiten erleichtert wurden. Eine Überarbeitung der GUI sowie einige Funktionen, welche die Usability betreffen sollen eingearbeitet werden.</text:p>
        <text:p text:style-name="P7"/>
        <text:h text:style-name="Heading_20_4" text:outline-level="4"><text:soft-page-break/>Meeting - 16.12.11</text:h>
        <text:p text:style-name="P7">Das Ausdrucken der Rechnung muss überarbeitet werden, um allen Anforderungen gerecht zu werden. Ansonsten wurden alle Aufgabe zufriedenstellend abgearbeitet. Aufgrund der kommenden Ferien werden nun größere Aufgaben vergeben, wodurch das Projekt auch zum Abschluss gebracht werden soll.</text:p>
        <text:list xml:id="list1182952195" text:style-name="L10">
          <text:list-item>
            <text:p text:style-name="P17">Zimmerbelegung anzeigen:</text:p>
            <text:p text:style-name="P17">Als Geschäftsführer will ich in die Zimmerbelegung einsehen.</text:p>
          </text:list-item>
          <text:list-item>
            <text:p text:style-name="P17">Suchfunktion in Anzeige:</text:p>
            <text:p text:style-name="P17">Als Rezeptionist will ich über eine Suche schnell zu gewünschten Kunden, Zimmern oder Reservierungen gelangen.</text:p>
          </text:list-item>
          <text:list-item>
            <text:p text:style-name="P17">Öffnen des Bearbeiten-Menüs nach Doppelklick:</text:p>
            <text:p text:style-name="P17">Als Rezeptionist will ich durch einen Doppelklick auf einen Datensatz, diesen bearbeiten.</text:p>
          </text:list-item>
        </text:list>
        <text:p text:style-name="P7"/>
        <text:h text:style-name="Heading_20_4" text:outline-level="4">Meeting -12.01.11</text:h>
        <text:p text:style-name="P7">Alle must-have- und einige nice-to-have-Tasks wurde abgearbeitet. Nun soll das Produkt </text:p>
        <text:p text:style-name="P7">für die kommende Präsentation vorbereitet werden. Das gesamte Team ist mit dem ENdprodukt recht zufrieden.</text:p>
        <text:p text:style-name="P7"/>
        <text:h text:style-name="Heading_20_4" text:outline-level="4">Endpräsentation -18.01.11</text:h>
        <text:p text:style-name="P7">Die Vorstellung des Projektes war ein voller Erfolg. Das Produkt hat ohne Probleme funktioniert.</text:p>
        <text:p text:style-name="P7"><office:annotation><dc:date>2012-01-30T13:22:53</dc:date><text:p>&lt;!--EndFragment--&gt;</text:p></office:annotation></text:p>
        <text:p text:style-name="Text_20_body"/>
        <text:p text:style-name="Text_20_body"/>
        <text:list xml:id="list949620046" text:continue-list="list1087233684" text:style-name="WWNum1">
          <text:list-item>
            <text:list>
              <text:list-item>
                <text:h text:style-name="P18" text:outline-level="2"><text:bookmark text:name="_Toc181943049"/>Tagebuch Teilnehmer 2</text:h>
              </text:list-item>
              <text:list-item>
                <text:h text:style-name="P18" text:outline-level="2"><text:bookmark text:name="_Toc181943050"/>Tagebuch Teilnehmer 3</text:h>
              </text:list-item>
              <text:list-item>
                <text:h text:style-name="P18" text:outline-level="2">Tagebuch Teilnehmer 4</text:h>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ucida Grande1" svg:font-family="'Lucida Grande'"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Grande2" svg:font-family="'Lucida Grande'"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orphans="2" fo:widows="2" fo:hyphenation-ladder-count="no-limit" style:writing-mode="lr-tb">
        <style:tab-stops>
          <style:tab-stop style:position="1.27cm"/>
        </style:tab-stops>
      </style:paragraph-properties>
      <style:text-properties fo:color="#00000a" style:font-name="Cambria" fo:font-size="12pt" fo:language="de" fo:country="AT" style:font-name-asian="DejaVu San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Arial Unicode MS" style:font-size-asian="14pt" style:font-name-complex="FreeSans"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FreeSans"/>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45a8a"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libri"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libri" fo:font-size="14pt" fo:font-weight="bold" style:font-size-asian="14pt" style:font-weight-asian="bold" style:font-size-complex="14pt" style:font-weight-complex="bold"/>
    </style:style>
    <style:style style:name="Title" style:family="paragraph" style:parent-style-name="Standard" style:next-style-name="Subtitle" style:default-outline-level="" style:class="chapter">
      <style:paragraph-properties fo:margin-top="0cm" fo:margin-bottom="0.529cm" fo:text-align="center" style:justify-single-word="false" fo:padding="0cm" fo:border-left="none" fo:border-right="none" fo:border-top="none" fo:border-bottom="0.035cm solid #4f81bd"/>
      <style:text-properties fo:color="#17365d" style:font-name="Calibri" fo:font-size="26pt" fo:letter-spacing="0.009cm" fo:font-weight="bold" style:font-size-asian="26pt" style:font-weight-asian="bold" style:font-size-complex="26pt"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No_20_Spacing" style:display-name="No Spacing" style:family="paragraph" style:default-outline-level="">
      <style:paragraph-properties fo:orphans="2" fo:widows="2" fo:hyphenation-ladder-count="no-limit" style:writing-mode="lr-tb">
        <style:tab-stops>
          <style:tab-stop style:position="1.27cm"/>
        </style:tab-stops>
      </style:paragraph-properties>
      <style:text-properties fo:color="#00000a" style:font-name="Cambria" fo:font-size="12pt" fo:language="de" fo:country="AT" style:font-name-asian="DejaVu Sans" style:font-size-asian="12pt" style:language-asian="zh" style:country-asian="CN" style:font-name-complex="Arial Unicode MS" style:font-size-complex="12pt" style:language-complex="hi" style:country-complex="IN" fo:hyphenate="false" fo:hyphenation-remain-char-count="2" fo:hyphenation-push-char-count="2"/>
    </style:style>
    <style:style style:name="index_20_1" style:display-name="index 1" style:family="paragraph" style:parent-style-name="Standard" style:default-outline-level="">
      <style:paragraph-properties fo:margin-left="0.423cm" fo:margin-right="0cm" fo:text-indent="-0.423cm" style:auto-text-indent="false"/>
    </style:style>
    <style:style style:name="index_20_2" style:display-name="index 2" style:family="paragraph" style:parent-style-name="Standard" style:default-outline-level="">
      <style:paragraph-properties fo:margin-left="0.847cm" fo:margin-right="0cm" fo:text-indent="-0.423cm" style:auto-text-indent="false"/>
    </style:style>
    <style:style style:name="index_20_3" style:display-name="index 3" style:family="paragraph" style:parent-style-name="Standard" style:default-outline-level="">
      <style:paragraph-properties fo:margin-left="1.27cm" fo:margin-right="0cm" fo:text-indent="-0.423cm" style:auto-text-indent="false"/>
    </style:style>
    <style:style style:name="index_20_4" style:display-name="index 4" style:family="paragraph" style:parent-style-name="Standard" style:default-outline-level="">
      <style:paragraph-properties fo:margin-left="1.693cm" fo:margin-right="0cm" fo:text-indent="-0.423cm" style:auto-text-indent="false"/>
    </style:style>
    <style:style style:name="index_20_5" style:display-name="index 5" style:family="paragraph" style:parent-style-name="Standard" style:default-outline-level="">
      <style:paragraph-properties fo:margin-left="2.117cm" fo:margin-right="0cm" fo:text-indent="-0.423cm" style:auto-text-indent="false"/>
    </style:style>
    <style:style style:name="index_20_6" style:display-name="index 6" style:family="paragraph" style:parent-style-name="Standard" style:default-outline-level="">
      <style:paragraph-properties fo:margin-left="2.54cm" fo:margin-right="0cm" fo:text-indent="-0.423cm" style:auto-text-indent="false"/>
    </style:style>
    <style:style style:name="index_20_7" style:display-name="index 7" style:family="paragraph" style:parent-style-name="Standard" style:default-outline-level="">
      <style:paragraph-properties fo:margin-left="2.963cm" fo:margin-right="0cm" fo:text-indent="-0.423cm" style:auto-text-indent="false"/>
    </style:style>
    <style:style style:name="index_20_8" style:display-name="index 8" style:family="paragraph" style:parent-style-name="Standard" style:default-outline-level="">
      <style:paragraph-properties fo:margin-left="3.387cm" fo:margin-right="0cm" fo:text-indent="-0.423cm" style:auto-text-indent="false"/>
    </style:style>
    <style:style style:name="index_20_9" style:display-name="index 9" style:family="paragraph" style:parent-style-name="Standard" style:default-outline-level="">
      <style:paragraph-properties fo:margin-left="3.81cm" fo:margin-right="0cm" fo:text-indent="-0.423cm" style:auto-text-indent="false"/>
    </style:style>
    <style:style style:name="index_20_heading" style:display-name="index heading" style:family="paragraph" style:parent-style-name="Standard" style:default-outline-level=""/>
    <style:style style:name="Contents_20_1" style:display-name="Contents 1" style:family="paragraph" style:parent-style-name="Standard" style:default-outline-level="" style:class="index">
      <style:paragraph-properties fo:margin-left="0cm" fo:margin-right="0cm" fo:margin-top="0.212cm" fo:margin-bottom="0cm" fo:text-indent="0cm" style:auto-text-indent="false">
        <style:tab-stops>
          <style:tab-stop style:position="17cm" style:type="right" style:leader-style="dotted" style:leader-text="."/>
        </style:tab-stops>
      </style:paragraph-properties>
      <style:text-properties fo:color="#548dd4" style:font-name="Calibri" fo:font-weight="bold" style:font-weight-asian="bold"/>
    </style:style>
    <style:style style:name="Contents_20_2" style:display-name="Contents 2" style:family="paragraph" style:parent-style-name="Standard" style:default-outline-level="" style:class="index">
      <style:paragraph-properties fo:margin-left="0.499cm" fo:margin-right="0cm" fo:margin-top="0cm" fo:margin-bottom="0cm" fo:text-indent="0cm" style:auto-text-indent="false">
        <style:tab-stops>
          <style:tab-stop style:position="17.5cm" style:type="right" style:leader-style="dotted" style:leader-text="."/>
        </style:tab-stops>
      </style:paragraph-properties>
      <style:text-properties fo:font-size="11pt" style:font-size-asian="11pt" style:font-size-complex="11pt"/>
    </style:style>
    <style:style style:name="Contents_20_3" style:display-name="Contents 3" style:family="paragraph" style:parent-style-name="Standard" style:default-outline-level="" style:class="index">
      <style:paragraph-properties fo:margin-left="0.423cm" fo:margin-right="0cm" fo:margin-top="0cm" fo:margin-bottom="0cm" fo:text-indent="0cm" style:auto-text-indent="false">
        <style:tab-stops>
          <style:tab-stop style:position="16.849cm" style:type="right" style:leader-style="dotted" style:leader-text="."/>
        </style:tab-stops>
      </style:paragraph-properties>
      <style:text-properties fo:font-size="11pt" fo:font-style="italic" style:font-size-asian="11pt" style:font-style-asian="italic" style:font-size-complex="11pt"/>
    </style:style>
    <style:style style:name="Contents_20_4" style:display-name="Contents 4" style:family="paragraph" style:parent-style-name="Standard" style:default-outline-level="" style:class="index">
      <style:paragraph-properties fo:margin-left="0.847cm" fo:margin-right="0cm" fo:margin-top="0cm" fo:margin-bottom="0cm" fo:text-indent="0cm" style:auto-text-indent="false">
        <style:tab-stops>
          <style:tab-stop style:position="17.196cm" style:type="right" style:leader-style="dotted" style:leader-text="."/>
        </style:tab-stops>
      </style:paragraph-properties>
      <style:text-properties fo:font-size="10pt" style:font-size-asian="10pt" style:font-size-complex="10pt"/>
    </style:style>
    <style:style style:name="Contents_20_5" style:display-name="Contents 5" style:family="paragraph" style:parent-style-name="Standard" style:default-outline-level="" style:class="index">
      <style:paragraph-properties fo:margin-left="1.27cm" fo:margin-right="0cm" fo:margin-top="0cm" fo:margin-bottom="0cm" fo:text-indent="0cm" style:auto-text-indent="false">
        <style:tab-stops>
          <style:tab-stop style:position="17.544cm" style:type="right" style:leader-style="dotted" style:leader-text="."/>
        </style:tab-stops>
      </style:paragraph-properties>
      <style:text-properties fo:font-size="10pt" style:font-size-asian="10pt" style:font-size-complex="10pt"/>
    </style:style>
    <style:style style:name="Contents_20_6" style:display-name="Contents 6" style:family="paragraph" style:parent-style-name="Standard" style:default-outline-level="" style:class="index">
      <style:paragraph-properties fo:margin-left="1.693cm" fo:margin-right="0cm" fo:margin-top="0cm" fo:margin-bottom="0cm" fo:text-indent="0cm" style:auto-text-indent="false">
        <style:tab-stops>
          <style:tab-stop style:position="17.891cm" style:type="right" style:leader-style="dotted" style:leader-text="."/>
        </style:tab-stops>
      </style:paragraph-properties>
      <style:text-properties fo:font-size="10pt" style:font-size-asian="10pt" style:font-size-complex="10pt"/>
    </style:style>
    <style:style style:name="Contents_20_7" style:display-name="Contents 7" style:family="paragraph" style:parent-style-name="Standard" style:default-outline-level="" style:class="index">
      <style:paragraph-properties fo:margin-left="2.117cm" fo:margin-right="0cm" fo:margin-top="0cm" fo:margin-bottom="0cm" fo:text-indent="0cm" style:auto-text-indent="false">
        <style:tab-stops>
          <style:tab-stop style:position="18.239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default-outline-level="" style:class="index">
      <style:paragraph-properties fo:margin-left="2.54cm" fo:margin-right="0cm" fo:margin-top="0cm" fo:margin-bottom="0cm" fo:text-indent="0cm" style:auto-text-indent="false">
        <style:tab-stops>
          <style:tab-stop style:position="18.586cm" style:type="right" style:leader-style="dotted" style:leader-text="."/>
        </style:tab-stops>
      </style:paragraph-properties>
      <style:text-properties fo:font-size="10pt" style:font-size-asian="10pt" style:font-size-complex="10pt"/>
    </style:style>
    <style:style style:name="Contents_20_9" style:display-name="Contents 9" style:family="paragraph" style:parent-style-name="Standard" style:default-outline-level="" style:class="index">
      <style:paragraph-properties fo:margin-left="2.963cm" fo:margin-right="0cm" fo:margin-top="0cm" fo:margin-bottom="0cm" fo:text-indent="0cm" style:auto-text-indent="false">
        <style:tab-stops>
          <style:tab-stop style:position="18.934cm" style:type="right" style:leader-style="dotted" style:leader-text="."/>
        </style:tab-stops>
      </style:paragraph-properties>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style:text-properties style:font-name="Lucida Grande" fo:font-size="9pt" style:font-size-asian="9pt" style:font-name-complex="Lucida Grande2" style:font-size-complex="9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libri" fo:font-size="26pt" fo:letter-spacing="0.009cm" style:font-size-asian="26pt" style:font-size-complex="26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45a8a" style:font-name="Calibri" fo:font-size="16pt" fo:font-weight="bold" style:font-size-asian="16pt" style:font-weight-asian="bold" style:font-size-complex="16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weight-complex="bold"/>
    </style:style>
    <style:style style:name="Bullets" style:family="text">
      <style:text-properties style:font-name="OpenSymbol1" style:font-name-asian="OpenSymbol2" style:font-name-complex="OpenSymbol2"/>
    </style:style>
    <style:style style:name="Sprechblasentext_20_Zeichen" style:display-name="Sprechblasentext Zeichen" style:family="text" style:parent-style-name="Default_20_Paragraph_20_Font">
      <style:text-properties style:font-name="Lucida Grande" fo:font-size="9pt" style:font-name-asian="DejaVu Sans" style:font-size-asian="9pt" style:font-name-complex="Lucida Grande2" style:font-size-complex="9pt"/>
    </style:style>
    <style:style style:name="ListLabel_20_1" style:display-name="ListLabel 1" style:family="text">
      <style:text-properties style:font-name-complex="Wingdings 2"/>
    </style:style>
    <style:style style:name="ListLabel_20_2" style:display-name="ListLabel 2" style:family="text">
      <style:text-properties style:font-name-complex="OpenSymbol2"/>
    </style:style>
    <style:style style:name="ListLabel_20_3" style:display-name="ListLabel 3" style:family="text">
      <style:text-properties style:font-name-complex="Wingdings 2"/>
    </style:style>
    <style:style style:name="ListLabel_20_4" style:display-name="ListLabel 4" style:family="text">
      <style:text-properties style:font-name-complex="OpenSymbol2"/>
    </style:style>
    <style:style style:name="ListLabel_20_5" style:display-name="ListLabel 5" style:family="text">
      <style:text-properties style:font-name-complex="Symbol"/>
    </style:style>
    <style:style style:name="ListLabel_20_6" style:display-name="ListLabel 6" style:family="text">
      <style:text-properties style:font-name-complex="Courier New"/>
    </style:style>
    <style:style style:name="ListLabel_20_7" style:display-name="ListLabel 7" style:family="text">
      <style:text-properties style:font-name-complex="Wingding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58"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3T10:20:00</meta:creation-date>
    <meta:initial-creator>Christopher Dräger</meta:initial-creator>
    <dc:date>2012-01-30T13:44:15</dc:date>
    <meta:editing-cycles>53</meta:editing-cycles>
    <meta:editing-duration>PT3H58M59S</meta:editing-duration>
    <meta:generator>LibreOffice/3.3$Unix LibreOffice_project/330m19$Build-202</meta:generator>
    <meta:document-statistic meta:table-count="0" meta:image-count="0" meta:object-count="0" meta:page-count="9" meta:paragraph-count="159" meta:word-count="2824" meta:character-count="19754"/>
    <meta:template xlink:type="simple" xlink:actuate="onRequest" xlink:title="Normal.dotm" xlink:href=""/>
  </office:meta>
</office:document-meta>
</file>